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7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><text:soft-page-break/></text:p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5:38:46</dc:date>
    <meta:editing-duration>PT17H39S</meta:editing-duration>
    <meta:editing-cycles>34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3" meta:character-count="2239" meta:non-whitespace-character-count="1878"/>
  </office:meta>
</office:document-meta>
</file>